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Footer" style:master-page-name="MP0" style:family="paragraph">
      <style:paragraph-properties fo:break-before="page" fo:text-align="end"/>
    </style:style>
    <style:style style:name="P4" style:parent-style-name="Textbody" style:family="paragraph">
      <style:paragraph-properties fo:text-align="center"/>
    </style:style>
    <style:style style:name="P5" style:parent-style-name="Textbody" style:family="paragraph">
      <style:paragraph-properties fo:text-align="center"/>
      <style:text-properties fo:font-size="18pt" style:font-size-asian="18pt" style:font-size-complex="18pt"/>
    </style:style>
    <style:style style:name="P6" style:parent-style-name="Textbody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ContentsHeading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P24" style:parent-style-name="Heading1" style:family="paragraph">
      <style:paragraph-properties fo:break-before="page"/>
    </style:style>
    <style:style style:name="P25" style:parent-style-name="Textbody" style:family="paragraph">
      <style:paragraph-properties fo:text-align="justify"/>
    </style:style>
    <style:style style:name="P26" style:parent-style-name="Textbody" style:family="paragraph">
      <style:paragraph-properties fo:text-align="justify"/>
    </style:style>
    <style:style style:name="P27" style:parent-style-name="Textbody" style:family="paragraph">
      <style:paragraph-properties fo:text-align="justify"/>
    </style:style>
    <style:style style:name="P28" style:parent-style-name="Textbody" style:family="paragraph">
      <style:paragraph-properties fo:text-align="justify"/>
    </style:style>
    <style:style style:name="P29" style:parent-style-name="Textbody" style:family="paragraph">
      <style:paragraph-properties fo:text-align="justify"/>
    </style:style>
    <style:style style:name="P30" style:parent-style-name="Textbody" style:family="paragraph">
      <style:paragraph-properties fo:text-align="justify"/>
    </style:style>
    <style:style style:name="P31" style:parent-style-name="Textbody" style:family="paragraph">
      <style:paragraph-properties fo:text-align="justify"/>
    </style:style>
    <style:style style:name="P32" style:parent-style-name="Textbody" style:family="paragraph">
      <style:paragraph-properties fo:text-align="justify"/>
    </style:style>
    <style:style style:name="P33" style:parent-style-name="Textbody" style:family="paragraph">
      <style:paragraph-properties fo:text-align="justify"/>
    </style:style>
    <style:style style:name="P34" style:parent-style-name="Textbody" style:family="paragraph">
      <style:paragraph-properties fo:text-align="justify"/>
    </style:style>
    <style:style style:name="P35" style:parent-style-name="Heading1" style:family="paragraph">
      <style:paragraph-properties fo:break-before="page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P39" style:parent-style-name="Textbody" style:family="paragraph">
      <style:paragraph-properties fo:text-align="justify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P44" style:parent-style-name="Heading3" style:family="paragraph">
      <style:text-properties fo:font-style="italic" style:font-style-asian="italic" style:font-style-complex="italic"/>
    </style:style>
    <style:style style:name="P45" style:parent-style-name="Textbody" style:family="paragraph">
      <style:paragraph-properties fo:text-align="justify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P50" style:parent-style-name="Heading3" style:family="paragraph">
      <style:text-properties fo:font-style="italic" style:font-style-asian="italic" style:font-style-complex="italic"/>
    </style:style>
    <style:style style:name="P51" style:parent-style-name="Textbody" style:family="paragraph">
      <style:paragraph-properties fo:text-align="justify"/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T58" style:parent-style-name="DefaultParagraphFont" style:family="text">
      <style:text-properties fo:font-style="italic" style:font-style-asian="italic" style:font-style-complex="italic"/>
    </style:style>
    <style:style style:name="P59" style:parent-style-name="Heading3" style:family="paragraph">
      <style:text-properties fo:font-style="italic" style:font-style-asian="italic" style:font-style-complex="italic"/>
    </style:style>
    <style:style style:name="P60" style:parent-style-name="Textbody" style:family="paragraph">
      <style:paragraph-properties fo:text-align="justify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T62" style:parent-style-name="DefaultParagraphFont" style:family="text">
      <style:text-properties fo:font-style="italic" style:font-style-asian="italic" style:font-style-complex="italic"/>
    </style:style>
    <style:style style:name="T63" style:parent-style-name="DefaultParagraphFont" style:family="text">
      <style:text-properties fo:font-style="italic" style:font-style-asian="italic" style:font-style-complex="italic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T65" style:parent-style-name="DefaultParagraphFont" style:family="text">
      <style:text-properties fo:font-style="italic" style:font-style-asian="italic" style:font-style-complex="italic"/>
    </style:style>
    <style:style style:name="T66" style:parent-style-name="DefaultParagraphFont" style:family="text">
      <style:text-properties fo:font-style="italic" style:font-style-asian="italic" style:font-style-complex="italic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P68" style:parent-style-name="Textbody" style:family="paragraph">
      <style:paragraph-properties fo:text-align="justify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T70" style:parent-style-name="DefaultParagraphFont" style:family="text">
      <style:text-properties fo:font-style="italic" style:font-style-asian="italic" style:font-style-complex="italic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T72" style:parent-style-name="DefaultParagraphFont" style:family="text">
      <style:text-properties fo:font-style="italic" style:font-style-asian="italic" style:font-style-complex="italic"/>
    </style:style>
    <style:style style:name="T73" style:parent-style-name="DefaultParagraphFont" style:family="text">
      <style:text-properties fo:font-style="italic" style:font-style-asian="italic" style:font-style-complex="italic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T75" style:parent-style-name="DefaultParagraphFont" style:family="text">
      <style:text-properties fo:font-style="italic" style:font-style-asian="italic" style:font-style-complex="italic"/>
    </style:style>
    <style:style style:name="P76" style:parent-style-name="Textbody" style:family="paragraph">
      <style:paragraph-properties fo:text-align="justify"/>
    </style:style>
    <style:style style:name="T77" style:parent-style-name="DefaultParagraphFont" style:family="text">
      <style:text-properties fo:font-style="italic" style:font-style-asian="italic" style:font-style-complex="italic"/>
    </style:style>
    <style:style style:name="T78" style:parent-style-name="DefaultParagraphFont" style:family="text">
      <style:text-properties fo:font-style="italic" style:font-style-asian="italic" style:font-style-complex="italic"/>
    </style:style>
    <style:style style:name="T79" style:parent-style-name="DefaultParagraphFont" style:family="text">
      <style:text-properties fo:font-style="italic" style:font-style-asian="italic" style:font-style-complex="italic"/>
    </style:style>
    <style:style style:name="T80" style:parent-style-name="DefaultParagraphFont" style:family="text">
      <style:text-properties fo:font-style="italic" style:font-style-asian="italic" style:font-style-complex="italic"/>
    </style:style>
    <style:style style:name="T81" style:parent-style-name="DefaultParagraphFont" style:family="text">
      <style:text-properties fo:font-style="italic" style:font-style-asian="italic" style:font-style-complex="italic"/>
    </style:style>
    <style:style style:name="P82" style:parent-style-name="Textbody" style:family="paragraph">
      <style:paragraph-properties fo:text-align="justify"/>
    </style:style>
    <style:style style:name="T83" style:parent-style-name="DefaultParagraphFont" style:family="text">
      <style:text-properties fo:font-style="italic" style:font-style-asian="italic" style:font-style-complex="italic"/>
    </style:style>
    <style:style style:name="T84" style:parent-style-name="DefaultParagraphFont" style:family="text">
      <style:text-properties fo:font-style="italic" style:font-style-asian="italic" style:font-style-complex="italic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T86" style:parent-style-name="DefaultParagraphFont" style:family="text">
      <style:text-properties fo:font-style="italic" style:font-style-asian="italic" style:font-style-complex="italic"/>
    </style:style>
    <style:style style:name="T87" style:parent-style-name="DefaultParagraphFont" style:family="text">
      <style:text-properties fo:font-style="italic" style:font-style-asian="italic" style:font-style-complex="italic"/>
    </style:style>
    <style:style style:name="T88" style:parent-style-name="DefaultParagraphFont" style:family="text">
      <style:text-properties fo:font-style="italic" style:font-style-asian="italic" style:font-style-complex="italic"/>
    </style:style>
    <style:style style:name="T89" style:parent-style-name="DefaultParagraphFont" style:family="text">
      <style:text-properties fo:font-style="italic" style:font-style-asian="italic" style:font-style-complex="italic"/>
    </style:style>
    <style:style style:name="T90" style:parent-style-name="DefaultParagraphFont" style:family="text">
      <style:text-properties fo:font-style="italic" style:font-style-asian="italic" style:font-style-complex="italic"/>
    </style:style>
    <style:style style:name="T91" style:parent-style-name="DefaultParagraphFont" style:family="text">
      <style:text-properties fo:font-style="italic" style:font-style-asian="italic" style:font-style-complex="italic"/>
    </style:style>
    <style:style style:name="P92" style:parent-style-name="Heading2" style:family="paragraph">
      <style:paragraph-properties fo:break-before="page"/>
    </style:style>
    <style:style style:name="P93" style:parent-style-name="Textbody" style:family="paragraph">
      <style:paragraph-properties fo:text-align="justify"/>
    </style:style>
    <style:style style:name="T94" style:parent-style-name="DefaultParagraphFont" style:family="text">
      <style:text-properties fo:font-style="italic" style:font-style-asian="italic" style:font-style-complex="italic"/>
    </style:style>
    <style:style style:name="T95" style:parent-style-name="DefaultParagraphFont" style:family="text">
      <style:text-properties fo:font-style="italic" style:font-style-asian="italic" style:font-style-complex="italic"/>
    </style:style>
    <style:style style:name="P96" style:parent-style-name="Textbody" style:family="paragraph">
      <style:paragraph-properties fo:text-align="justify"/>
    </style:style>
    <style:style style:name="P97" style:parent-style-name="Textbody" style:family="paragraph">
      <style:paragraph-properties fo:text-align="justify"/>
    </style:style>
    <style:style style:name="P98" style:parent-style-name="Textbody" style:family="paragraph">
      <style:paragraph-properties fo:text-align="justify"/>
    </style:style>
    <style:style style:name="T99" style:parent-style-name="DefaultParagraphFont" style:family="text">
      <style:text-properties fo:font-style="italic" style:font-style-asian="italic" style:font-style-complex="italic"/>
    </style:style>
    <style:style style:name="P100" style:parent-style-name="Textbody" style:family="paragraph">
      <style:paragraph-properties fo:text-align="justify"/>
    </style:style>
    <style:style style:name="T101" style:parent-style-name="DefaultParagraphFont" style:family="text">
      <style:text-properties fo:font-style="italic" style:font-style-asian="italic" style:font-style-complex="italic"/>
    </style:style>
    <style:style style:name="T102" style:parent-style-name="DefaultParagraphFont" style:family="text">
      <style:text-properties fo:font-style="italic" style:font-style-asian="italic" style:font-style-complex="italic"/>
    </style:style>
    <style:style style:name="T103" style:parent-style-name="DefaultParagraphFont" style:family="text">
      <style:text-properties fo:font-style="italic" style:font-style-asian="italic" style:font-style-complex="italic"/>
    </style:style>
    <style:style style:name="T104" style:parent-style-name="DefaultParagraphFont" style:family="text">
      <style:text-properties fo:font-style="italic" style:font-style-asian="italic" style:font-style-complex="italic"/>
    </style:style>
    <style:style style:name="T105" style:parent-style-name="DefaultParagraphFont" style:family="text">
      <style:text-properties fo:font-style="italic" style:font-style-asian="italic" style:font-style-complex="italic"/>
    </style:style>
    <style:style style:name="T106" style:parent-style-name="DefaultParagraphFont" style:family="text">
      <style:text-properties fo:font-style="italic" style:font-style-asian="italic" style:font-style-complex="italic"/>
    </style:style>
    <style:style style:name="P107" style:parent-style-name="Textbody" style:family="paragraph">
      <style:paragraph-properties fo:text-align="justify"/>
    </style:style>
    <style:style style:name="T108" style:parent-style-name="DefaultParagraphFont" style:family="text">
      <style:text-properties fo:font-style="italic" style:font-style-asian="italic" style:font-style-complex="italic"/>
    </style:style>
    <style:style style:name="T109" style:parent-style-name="DefaultParagraphFont" style:family="text">
      <style:text-properties fo:font-style="italic" style:font-style-asian="italic" style:font-style-complex="italic"/>
    </style:style>
    <style:style style:name="P110" style:parent-style-name="Textbody" style:family="paragraph">
      <style:paragraph-properties fo:text-align="justify"/>
    </style:style>
    <style:style style:name="T111" style:parent-style-name="DefaultParagraphFont" style:family="text">
      <style:text-properties fo:font-style="italic" style:font-style-asian="italic" style:font-style-complex="italic"/>
    </style:style>
    <style:style style:name="P112" style:parent-style-name="Textbody" style:family="paragraph">
      <style:paragraph-properties fo:text-align="justify"/>
    </style:style>
    <style:style style:name="P113" style:parent-style-name="Textbody" style:family="paragraph">
      <style:paragraph-properties fo:text-align="justify"/>
    </style:style>
    <style:style style:name="T114" style:parent-style-name="DefaultParagraphFont" style:family="text">
      <style:text-properties fo:font-style="italic" style:font-style-asian="italic" style:font-style-complex="italic"/>
    </style:style>
    <style:style style:name="P115" style:parent-style-name="Textbody" style:family="paragraph">
      <style:paragraph-properties fo:text-align="justify"/>
    </style:style>
    <style:style style:name="T116" style:parent-style-name="DefaultParagraphFont" style:family="text">
      <style:text-properties fo:font-style="italic" style:font-style-asian="italic" style:font-style-complex="italic"/>
    </style:style>
    <style:style style:name="P117" style:parent-style-name="Textbody" style:family="paragraph">
      <style:paragraph-properties fo:text-align="justify"/>
    </style:style>
    <style:style style:name="P118" style:parent-style-name="Textbody" style:family="paragraph">
      <style:paragraph-properties fo:text-align="justify"/>
    </style:style>
    <style:style style:name="T119" style:parent-style-name="DefaultParagraphFont" style:family="text">
      <style:text-properties fo:font-style="italic" style:font-style-asian="italic" style:font-style-complex="italic"/>
    </style:style>
    <style:style style:name="T120" style:parent-style-name="DefaultParagraphFont" style:family="text">
      <style:text-properties fo:font-style="italic" style:font-style-asian="italic" style:font-style-complex="italic"/>
    </style:style>
    <style:style style:name="T121" style:parent-style-name="DefaultParagraphFont" style:family="text">
      <style:text-properties fo:font-style="italic" style:font-style-asian="italic" style:font-style-complex="italic"/>
    </style:style>
    <style:style style:name="T122" style:parent-style-name="DefaultParagraphFont" style:family="text">
      <style:text-properties fo:font-style="italic" style:font-style-asian="italic" style:font-style-complex="italic"/>
    </style:style>
    <style:style style:name="P123" style:parent-style-name="Textbody" style:family="paragraph">
      <style:paragraph-properties fo:text-align="justify"/>
    </style:style>
    <style:style style:name="T124" style:parent-style-name="DefaultParagraphFont" style:family="text">
      <style:text-properties fo:font-style="italic" style:font-style-asian="italic" style:font-style-complex="italic"/>
    </style:style>
    <style:style style:name="T125" style:parent-style-name="DefaultParagraphFont" style:family="text">
      <style:text-properties fo:font-style="italic" style:font-style-asian="italic" style:font-style-complex="italic"/>
    </style:style>
    <style:style style:name="T126" style:parent-style-name="DefaultParagraphFont" style:family="text">
      <style:text-properties fo:font-style="italic" style:font-style-asian="italic" style:font-style-complex="italic"/>
    </style:style>
    <style:style style:name="T127" style:parent-style-name="DefaultParagraphFont" style:family="text">
      <style:text-properties fo:font-style="italic" style:font-style-asian="italic" style:font-style-complex="italic"/>
    </style:style>
    <style:style style:name="T128" style:parent-style-name="DefaultParagraphFont" style:family="text">
      <style:text-properties fo:font-style="italic" style:font-style-asian="italic" style:font-style-complex="italic"/>
    </style:style>
    <style:style style:name="T129" style:parent-style-name="DefaultParagraphFont" style:family="text">
      <style:text-properties fo:font-style="italic" style:font-style-asian="italic" style:font-style-complex="italic"/>
    </style:style>
    <style:style style:name="T130" style:parent-style-name="DefaultParagraphFont" style:family="text">
      <style:text-properties fo:font-style="italic" style:font-style-asian="italic" style:font-style-complex="italic"/>
    </style:style>
    <style:style style:name="P131" style:parent-style-name="Heading1" style:family="paragraph">
      <style:paragraph-properties fo:break-before="page"/>
    </style:style>
    <style:style style:name="P132" style:parent-style-name="Textbody" style:family="paragraph">
      <style:paragraph-properties fo:text-align="justify"/>
    </style:style>
    <style:style style:name="P133" style:parent-style-name="Textbody" style:family="paragraph">
      <style:paragraph-properties fo:text-align="justify"/>
    </style:style>
    <style:style style:name="T134" style:parent-style-name="DefaultParagraphFont" style:family="text">
      <style:text-properties fo:font-style="italic" style:font-style-asian="italic" style:font-style-complex="italic"/>
    </style:style>
    <style:style style:name="P135" style:parent-style-name="Textbody" style:family="paragraph">
      <style:paragraph-properties fo:text-align="justify"/>
    </style:style>
    <style:style style:name="P136" style:parent-style-name="Textbody" style:family="paragraph">
      <style:paragraph-properties fo:text-align="justify"/>
    </style:style>
    <style:style style:name="P137" style:parent-style-name="Textbody" style:family="paragraph">
      <style:paragraph-properties fo:text-align="justify"/>
    </style:style>
    <style:style style:name="T138" style:parent-style-name="DefaultParagraphFont" style:family="text">
      <style:text-properties fo:font-weight="bold" style:font-weight-asian="bold"/>
    </style:style>
    <style:style style:name="T139" style:parent-style-name="DefaultParagraphFont" style:family="text">
      <style:text-properties fo:font-weight="bold" style:font-weight-asian="bold"/>
    </style:style>
    <style:style style:name="T140" style:parent-style-name="DefaultParagraphFont" style:family="text">
      <style:text-properties fo:font-weight="bold" style:font-weight-asian="bold"/>
    </style:style>
    <style:style style:name="P141" style:parent-style-name="Textbody" style:family="paragraph">
      <style:paragraph-properties fo:text-align="justify"/>
    </style:style>
    <style:style style:name="P142" style:parent-style-name="Textbody" style:family="paragraph">
      <style:paragraph-properties fo:text-align="justify"/>
    </style:style>
    <style:style style:name="P143" style:parent-style-name="Textbody" style:family="paragraph">
      <style:paragraph-properties fo:text-align="justify"/>
    </style:style>
    <style:style style:name="P144" style:parent-style-name="Textbody" style:family="paragraph">
      <style:paragraph-properties fo:text-align="justify"/>
    </style:style>
    <style:style style:name="P145" style:parent-style-name="Textbody" style:family="paragraph">
      <style:paragraph-properties fo:text-align="justify"/>
    </style:style>
    <style:style style:name="P146" style:parent-style-name="Textbody" style:family="paragraph">
      <style:paragraph-properties fo:text-align="justify"/>
    </style:style>
    <style:style style:name="P147" style:parent-style-name="Textbody" style:family="paragraph">
      <style:paragraph-properties fo:text-align="justify"/>
    </style:style>
    <style:style style:name="P148" style:parent-style-name="Textbody" style:family="paragraph">
      <style:paragraph-properties fo:text-align="justify"/>
    </style:style>
    <style:style style:name="P149" style:parent-style-name="Textbody" style:family="paragraph">
      <style:paragraph-properties fo:text-align="justify"/>
    </style:style>
    <style:style style:name="P150" style:parent-style-name="Textbody" style:family="paragraph">
      <style:paragraph-properties fo:text-align="justify"/>
    </style:style>
    <style:style style:name="P151" style:parent-style-name="Textbody" style:family="paragraph">
      <style:paragraph-properties fo:text-align="justify"/>
    </style:style>
    <style:style style:name="P152" style:parent-style-name="Textbody" style:family="paragraph">
      <style:paragraph-properties fo:text-align="justify"/>
    </style:style>
    <style:style style:name="P153" style:parent-style-name="Textbody" style:family="paragraph">
      <style:paragraph-properties fo:text-align="justify"/>
    </style:style>
    <style:style style:name="P154" style:parent-style-name="Textbody" style:family="paragraph">
      <style:paragraph-properties fo:text-align="justify"/>
    </style:style>
    <style:style style:name="T155" style:parent-style-name="DefaultParagraphFont" style:family="text">
      <style:text-properties fo:font-style="italic" style:font-style-asian="italic" style:font-style-complex="italic"/>
    </style:style>
    <style:style style:name="TableColumn157" style:family="table-column">
      <style:table-column-properties style:column-width="1.8083in" style:use-optimal-column-width="false"/>
    </style:style>
    <style:style style:name="TableColumn158" style:family="table-column">
      <style:table-column-properties style:column-width="4.8847in" style:use-optimal-column-width="false"/>
    </style:style>
    <style:style style:name="Table156" style:family="table">
      <style:table-properties style:width="6.693in" fo:margin-left="0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61" style:parent-style-name="Textbody" style:family="paragraph">
      <style:paragraph-properties fo:text-align="justify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extbody" style:family="paragraph">
      <style:paragraph-properties fo:text-align="justify"/>
    </style:style>
    <style:style style:name="P165" style:parent-style-name="Textbody" style:family="paragraph">
      <style:paragraph-properties fo:text-align="justify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extbody" style:family="paragraph">
      <style:paragraph-properties fo:text-align="justify"/>
    </style:style>
    <style:style style:name="P168" style:parent-style-name="Normal" style:family="paragraph">
      <style:text-properties text:display="none"/>
    </style:style>
    <style:style style:name="TableColumn170" style:family="table-column">
      <style:table-column-properties style:column-width="1.8076in" style:use-optimal-column-width="false"/>
    </style:style>
    <style:style style:name="TableColumn171" style:family="table-column">
      <style:table-column-properties style:column-width="4.8854in" style:use-optimal-column-width="false"/>
    </style:style>
    <style:style style:name="Table169" style:family="table">
      <style:table-properties style:width="6.693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74" style:parent-style-name="Textbody" style:family="paragraph">
      <style:paragraph-properties fo:text-align="justify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extbody" style:family="paragraph">
      <style:paragraph-properties fo:text-align="justify"/>
    </style:style>
    <style:style style:name="P178" style:parent-style-name="Textbody" style:family="paragraph">
      <style:paragraph-properties fo:text-align="justify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extbody" style:family="paragraph">
      <style:paragraph-properties fo:text-align="justify"/>
    </style:style>
    <style:style style:name="P181" style:parent-style-name="Textbody" style:family="paragraph">
      <style:paragraph-properties fo:text-align="justify"/>
    </style:style>
    <style:style style:name="TableColumn183" style:family="table-column">
      <style:table-column-properties style:column-width="1.8083in" style:use-optimal-column-width="false"/>
    </style:style>
    <style:style style:name="TableColumn184" style:family="table-column">
      <style:table-column-properties style:column-width="4.8847in" style:use-optimal-column-width="false"/>
    </style:style>
    <style:style style:name="Table182" style:family="table">
      <style:table-properties style:width="6.693in" fo:margin-left="0in" table:align="lef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87" style:parent-style-name="Textbody" style:family="paragraph">
      <style:paragraph-properties fo:text-align="justify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extbody" style:family="paragraph">
      <style:paragraph-properties fo:text-align="justify"/>
    </style:style>
    <style:style style:name="P191" style:parent-style-name="Textbody" style:family="paragraph">
      <style:paragraph-properties fo:text-align="justify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extbody" style:family="paragraph">
      <style:paragraph-properties fo:text-align="justify"/>
    </style:style>
    <style:style style:name="P194" style:parent-style-name="Textbody" style:family="paragraph">
      <style:paragraph-properties fo:text-align="justify"/>
    </style:style>
    <style:style style:name="TableColumn196" style:family="table-column">
      <style:table-column-properties style:column-width="1.8083in" style:use-optimal-column-width="false"/>
    </style:style>
    <style:style style:name="TableColumn197" style:family="table-column">
      <style:table-column-properties style:column-width="4.8847in" style:use-optimal-column-width="false"/>
    </style:style>
    <style:style style:name="Table195" style:family="table">
      <style:table-properties style:width="6.693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200" style:parent-style-name="Textbody" style:family="paragraph">
      <style:paragraph-properties fo:text-align="justify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extbody" style:family="paragraph">
      <style:paragraph-properties fo:text-align="justify"/>
    </style:style>
    <style:style style:name="P204" style:parent-style-name="Textbody" style:family="paragraph">
      <style:paragraph-properties fo:text-align="justify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extbody" style:family="paragraph">
      <style:paragraph-properties fo:text-align="justify"/>
    </style:style>
    <style:style style:name="P207" style:parent-style-name="Textbody" style:family="paragraph">
      <style:paragraph-properties fo:text-align="justify"/>
    </style:style>
    <style:style style:name="TableColumn209" style:family="table-column">
      <style:table-column-properties style:column-width="1.8083in" style:use-optimal-column-width="false"/>
    </style:style>
    <style:style style:name="TableColumn210" style:family="table-column">
      <style:table-column-properties style:column-width="4.8847in" style:use-optimal-column-width="false"/>
    </style:style>
    <style:style style:name="Table208" style:family="table">
      <style:table-properties style:width="6.693in" fo:margin-left="0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213" style:parent-style-name="Textbody" style:family="paragraph">
      <style:paragraph-properties fo:text-align="justify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extbody" style:family="paragraph">
      <style:paragraph-properties fo:text-align="justify"/>
    </style:style>
    <style:style style:name="P217" style:parent-style-name="Textbody" style:family="paragraph">
      <style:paragraph-properties fo:text-align="justify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extbody" style:family="paragraph">
      <style:paragraph-properties fo:text-align="justify"/>
    </style:style>
    <style:style style:name="P220" style:parent-style-name="Normal" style:family="paragraph">
      <style:text-properties text:display="none"/>
    </style:style>
    <style:style style:name="TableColumn222" style:family="table-column">
      <style:table-column-properties style:column-width="1.8083in" style:use-optimal-column-width="false"/>
    </style:style>
    <style:style style:name="TableColumn223" style:family="table-column">
      <style:table-column-properties style:column-width="4.8847in" style:use-optimal-column-width="false"/>
    </style:style>
    <style:style style:name="Table221" style:family="table">
      <style:table-properties style:width="6.693in" fo:margin-left="0in" table:align="lef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226" style:parent-style-name="Textbody" style:family="paragraph">
      <style:paragraph-properties fo:text-align="justify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extbody" style:family="paragraph">
      <style:paragraph-properties fo:text-align="justify"/>
    </style:style>
    <style:style style:name="P230" style:parent-style-name="Textbody" style:family="paragraph">
      <style:paragraph-properties fo:text-align="justify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" style:parent-style-name="Textbody" style:family="paragraph">
      <style:paragraph-properties fo:text-align="justify"/>
    </style:style>
    <style:style style:name="P233" style:parent-style-name="Textbody" style:family="paragraph">
      <style:paragraph-properties fo:text-align="justify"/>
    </style:style>
    <style:style style:name="P234" style:parent-style-name="Normal" style:family="paragraph">
      <style:paragraph-properties fo:break-before="page"/>
    </style:style>
    <style:style style:name="TableColumn236" style:family="table-column">
      <style:table-column-properties style:column-width="1.8083in" style:use-optimal-column-width="false"/>
    </style:style>
    <style:style style:name="TableColumn237" style:family="table-column">
      <style:table-column-properties style:column-width="4.8847in" style:use-optimal-column-width="false"/>
    </style:style>
    <style:style style:name="Table235" style:family="table">
      <style:table-properties style:width="6.693in" fo:margin-left="0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240" style:parent-style-name="Textbody" style:family="paragraph">
      <style:paragraph-properties fo:text-align="justify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extbody" style:family="paragraph">
      <style:paragraph-properties fo:text-align="justify"/>
    </style:style>
    <style:style style:name="P244" style:parent-style-name="Textbody" style:family="paragraph">
      <style:paragraph-properties fo:text-align="justify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extbody" style:family="paragraph">
      <style:paragraph-properties fo:text-align="justify"/>
    </style:style>
    <style:style style:name="P247" style:parent-style-name="Normal" style:family="paragraph">
      <style:text-properties text:display="none"/>
    </style:style>
    <style:style style:name="TableColumn249" style:family="table-column">
      <style:table-column-properties style:column-width="1.8083in" style:use-optimal-column-width="false"/>
    </style:style>
    <style:style style:name="TableColumn250" style:family="table-column">
      <style:table-column-properties style:column-width="4.8847in" style:use-optimal-column-width="false"/>
    </style:style>
    <style:style style:name="Table248" style:family="table">
      <style:table-properties style:width="6.693in" fo:margin-left="0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253" style:parent-style-name="Textbody" style:family="paragraph">
      <style:paragraph-properties fo:text-align="justify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extbody" style:family="paragraph">
      <style:paragraph-properties fo:text-align="justify"/>
    </style:style>
    <style:style style:name="P257" style:parent-style-name="Textbody" style:family="paragraph">
      <style:paragraph-properties fo:text-align="justify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extbody" style:family="paragraph">
      <style:paragraph-properties fo:text-align="justify"/>
    </style:style>
    <style:style style:name="P260" style:parent-style-name="Textbody" style:family="paragraph">
      <style:paragraph-properties fo:text-align="justify"/>
    </style:style>
    <style:style style:name="TableColumn262" style:family="table-column">
      <style:table-column-properties style:column-width="1.8083in" style:use-optimal-column-width="false"/>
    </style:style>
    <style:style style:name="TableColumn263" style:family="table-column">
      <style:table-column-properties style:column-width="4.8847in" style:use-optimal-column-width="false"/>
    </style:style>
    <style:style style:name="Table261" style:family="table">
      <style:table-properties style:width="6.693in" fo:margin-left="0in" table:align="lef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266" style:parent-style-name="Textbody" style:family="paragraph">
      <style:paragraph-properties fo:text-align="justify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extbody" style:family="paragraph">
      <style:paragraph-properties fo:text-align="justify"/>
    </style:style>
    <style:style style:name="P270" style:parent-style-name="Textbody" style:family="paragraph">
      <style:paragraph-properties fo:text-align="justify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" style:parent-style-name="Textbody" style:family="paragraph">
      <style:paragraph-properties fo:text-align="justify"/>
    </style:style>
    <style:style style:name="P273" style:parent-style-name="Normal" style:family="paragraph">
      <style:text-properties text:display="none"/>
    </style:style>
    <style:style style:name="TableColumn275" style:family="table-column">
      <style:table-column-properties style:column-width="1.8083in" style:use-optimal-column-width="false"/>
    </style:style>
    <style:style style:name="TableColumn276" style:family="table-column">
      <style:table-column-properties style:column-width="4.8847in" style:use-optimal-column-width="false"/>
    </style:style>
    <style:style style:name="Table274" style:family="table">
      <style:table-properties style:width="6.693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279" style:parent-style-name="Textbody" style:family="paragraph">
      <style:paragraph-properties fo:text-align="justify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extbody" style:family="paragraph">
      <style:paragraph-properties fo:text-align="justify"/>
    </style:style>
    <style:style style:name="P283" style:parent-style-name="Textbody" style:family="paragraph">
      <style:paragraph-properties fo:text-align="justify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extbody" style:family="paragraph">
      <style:paragraph-properties fo:text-align="justify"/>
    </style:style>
    <style:style style:name="P286" style:parent-style-name="Heading2" style:family="paragraph">
      <style:paragraph-properties fo:text-align="justify"/>
    </style:style>
    <style:style style:name="P287" style:parent-style-name="Heading2" style:family="paragraph">
      <style:paragraph-properties fo:break-before="page"/>
    </style:style>
    <style:style style:name="P288" style:parent-style-name="Textbody" style:family="paragraph">
      <style:paragraph-properties fo:text-align="justify"/>
    </style:style>
    <style:style style:name="P289" style:parent-style-name="Textbody" style:family="paragraph">
      <style:paragraph-properties fo:text-align="justify"/>
    </style:style>
    <style:style style:name="P290" style:parent-style-name="Textbody" style:family="paragraph">
      <style:paragraph-properties fo:text-align="justify"/>
    </style:style>
    <style:style style:name="P291" style:parent-style-name="Textbody" style:family="paragraph">
      <style:paragraph-properties fo:text-align="justify"/>
    </style:style>
    <style:style style:name="P292" style:parent-style-name="Textbody" style:family="paragraph">
      <style:paragraph-properties fo:text-align="justify"/>
    </style:style>
    <style:style style:name="T293" style:parent-style-name="DefaultParagraphFont" style:family="text">
      <style:text-properties fo:font-style="italic" style:font-style-asian="italic" style:font-style-complex="italic"/>
    </style:style>
    <style:style style:name="T294" style:parent-style-name="DefaultParagraphFont" style:family="text">
      <style:text-properties fo:font-style="italic" style:font-style-asian="italic" style:font-style-complex="italic"/>
    </style:style>
    <style:style style:name="P295" style:parent-style-name="Textbody" style:family="paragraph">
      <style:paragraph-properties fo:text-align="justify"/>
    </style:style>
    <style:style style:name="P296" style:parent-style-name="Textbody" style:family="paragraph">
      <style:paragraph-properties fo:text-align="justify"/>
    </style:style>
    <style:style style:name="T297" style:parent-style-name="DefaultParagraphFont" style:family="text">
      <style:text-properties fo:font-style="italic" style:font-style-asian="italic" style:font-style-complex="italic"/>
    </style:style>
    <style:style style:name="T298" style:parent-style-name="DefaultParagraphFont" style:family="text">
      <style:text-properties fo:font-style="italic" style:font-style-asian="italic" style:font-style-complex="italic"/>
    </style:style>
    <style:style style:name="P299" style:parent-style-name="Textbody" style:family="paragraph">
      <style:paragraph-properties fo:text-align="justify"/>
    </style:style>
    <style:style style:name="P300" style:parent-style-name="Textbody" style:family="paragraph">
      <style:paragraph-properties fo:text-align="justify"/>
    </style:style>
    <style:style style:name="P301" style:parent-style-name="Textbody" style:family="paragraph">
      <style:paragraph-properties fo:text-align="justify"/>
    </style:style>
    <style:style style:name="P302" style:parent-style-name="Textbody" style:family="paragraph">
      <style:paragraph-properties fo:text-align="justify"/>
    </style:style>
    <style:style style:name="P303" style:parent-style-name="Textbody" style:family="paragraph">
      <style:paragraph-properties fo:text-align="justify"/>
    </style:style>
    <style:style style:name="P304" style:parent-style-name="Textbody" style:family="paragraph">
      <style:paragraph-properties fo:text-align="justify"/>
    </style:style>
    <style:style style:name="P305" style:parent-style-name="Heading1" style:family="paragraph">
      <style:paragraph-properties fo:break-before="page"/>
    </style:style>
    <style:style style:name="P306" style:parent-style-name="Textbody" style:family="paragraph"/>
    <style:style style:name="T307" style:parent-style-name="DefaultParagraphFont" style:family="text">
      <style:text-properties fo:font-style="italic" style:font-style-asian="italic" style:font-style-complex="italic"/>
    </style:style>
    <style:style style:name="P308" style:parent-style-name="Textbody" style:family="paragraph"/>
    <style:style style:name="T309" style:parent-style-name="DefaultParagraphFont" style:family="text">
      <style:text-properties fo:font-style="italic" style:font-style-asian="italic" style:font-style-complex="italic"/>
    </style:style>
    <style:style style:name="P310" style:parent-style-name="Textbody" style:family="paragraph"/>
    <style:style style:name="T311" style:parent-style-name="DefaultParagraphFont" style:family="text">
      <style:text-properties fo:font-style="italic" style:font-style-asian="italic" style:font-style-complex="italic" fo:language="en" fo:country="GB"/>
    </style:style>
    <style:style style:name="T312" style:parent-style-name="DefaultParagraphFont" style:family="text">
      <style:text-properties fo:language="en" fo:country="GB"/>
    </style:style>
    <style:style style:name="T313" style:parent-style-name="DefaultParagraphFont" style:family="text">
      <style:text-properties fo:language="en" fo:country="GB"/>
    </style:style>
    <style:style style:name="P314" style:parent-style-name="Textbody" style:family="paragraph"/>
    <style:style style:name="T315" style:parent-style-name="DefaultParagraphFont" style:family="text">
      <style:text-properties fo:font-style="italic" style:font-style-asian="italic" style:font-style-complex="italic" fo:language="en" fo:country="GB"/>
    </style:style>
    <style:style style:name="T316" style:parent-style-name="DefaultParagraphFont" style:family="text">
      <style:text-properties fo:font-style="italic" style:font-style-asian="italic" style:font-style-complex="italic" fo:language="en" fo:country="GB"/>
    </style:style>
    <style:style style:name="T317" style:parent-style-name="DefaultParagraphFont" style:family="text">
      <style:text-properties fo:language="en" fo:country="GB"/>
    </style:style>
    <style:style style:name="T318" style:parent-style-name="DefaultParagraphFont" style:family="text">
      <style:text-properties fo:font-style="italic" style:font-style-asian="italic" style:font-style-complex="italic" fo:language="en" fo:country="GB"/>
    </style:style>
    <style:style style:name="T319" style:parent-style-name="DefaultParagraphFont" style:family="text">
      <style:text-properties fo:language="en" fo:country="GB"/>
    </style:style>
    <style:style style:name="T320" style:parent-style-name="DefaultParagraphFont" style:family="text">
      <style:text-properties fo:language="en" fo:country="GB"/>
    </style:style>
    <style:style style:name="P321" style:parent-style-name="Textbody" style:family="paragraph"/>
    <style:style style:name="T322" style:parent-style-name="DefaultParagraphFont" style:family="text">
      <style:text-properties fo:font-style="italic" style:font-style-asian="italic" style:font-style-complex="italic"/>
    </style:style>
    <style:style style:name="T323" style:parent-style-name="DefaultParagraphFont" style:family="text">
      <style:text-properties fo:font-style="italic" style:font-style-asian="italic" style:font-style-complex="italic"/>
    </style:style>
    <style:style style:name="T324" style:parent-style-name="DefaultParagraphFont" style:family="text">
      <style:text-properties fo:font-style="italic" style:font-style-asian="italic" style:font-style-complex="italic"/>
    </style:style>
    <style:style style:name="T325" style:parent-style-name="DefaultParagraphFont" style:family="text">
      <style:text-properties fo:font-style="italic" style:font-style-asian="italic" style:font-style-complex="italic"/>
    </style:style>
    <style:style style:name="P326" style:parent-style-name="Textbody" style:family="paragraph"/>
    <style:style style:name="T327" style:parent-style-name="DefaultParagraphFont" style:family="text">
      <style:text-properties fo:font-style="italic" style:font-style-asian="italic" style:font-style-complex="italic" fo:language="en" fo:country="GB"/>
    </style:style>
    <style:style style:name="T328" style:parent-style-name="DefaultParagraphFont" style:family="text">
      <style:text-properties fo:language="en" fo:country="GB"/>
    </style:style>
    <style:style style:name="T329" style:parent-style-name="DefaultParagraphFont" style:family="text">
      <style:text-properties fo:language="en" fo:country="GB"/>
    </style:style>
    <style:style style:name="P330" style:parent-style-name="Textbody" style:family="paragraph"/>
    <style:style style:name="T331" style:parent-style-name="DefaultParagraphFont" style:family="text">
      <style:text-properties fo:font-style="italic" style:font-style-asian="italic" style:font-style-complex="italic"/>
    </style:style>
    <style:style style:name="P332" style:parent-style-name="Textbody" style:family="paragraph"/>
    <style:style style:name="T333" style:parent-style-name="DefaultParagraphFont" style:family="text">
      <style:text-properties fo:font-style="italic" style:font-style-asian="italic" style:font-style-complex="italic" fo:language="en" fo:country="GB"/>
    </style:style>
    <style:style style:name="T334" style:parent-style-name="DefaultParagraphFont" style:family="text">
      <style:text-properties fo:language="en" fo:country="GB"/>
    </style:style>
    <style:style style:name="T335" style:parent-style-name="DefaultParagraphFont" style:family="text">
      <style:text-properties fo:font-style="italic" style:font-style-asian="italic" style:font-style-complex="italic" fo:language="en" fo:country="GB"/>
    </style:style>
    <style:style style:name="T336" style:parent-style-name="DefaultParagraphFont" style:family="text">
      <style:text-properties fo:font-style="italic" style:font-style-asian="italic" style:font-style-complex="italic" fo:language="en" fo:country="GB"/>
    </style:style>
    <style:style style:name="T337" style:parent-style-name="DefaultParagraphFont" style:family="text">
      <style:text-properties fo:language="en" fo:country="GB"/>
    </style:style>
    <style:style style:name="T338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/>
      <text:p text:style-name="Title"/>
      <text:p text:style-name="Title">Gestão de Serviços de Táxi</text:p>
      <text:p text:style-name="Subtitle">Trabalho 3 (T03)</text:p>
      <text:p text:style-name="Textbody"/>
      <text:p text:style-name="Textbody"/>
      <text:p text:style-name="Textbody"/>
      <text:p text:style-name="Textbody"/>
      <text:p text:style-name="P4"/>
      <text:p text:style-name="Textbody"/>
      <text:p text:style-name="Textbody"/>
      <text:p text:style-name="P5">Mestrado Integrado em Engenharia Informática e Computação</text:p>
      <text:p text:style-name="P6"/>
      <text:p text:style-name="P7">Agentes e Inteligência Artificial Distribuída</text:p>
      <text:p text:style-name="P8">EIC0033<text:s/>1 Semestre, Ano letivo 2015/2016</text:p>
      <text:p text:style-name="P9"/>
      <text:p text:style-name="P10"/>
      <text:p text:style-name="P11"/>
      <text:p text:style-name="P12"/>
      <text:p text:style-name="Standard"/>
      <text:p text:style-name="P13">Eduardo Fernandes – 200803951 (<text:a xlink:href="mailto:ei12130@fe.up.pt" office:target-frame-name="_top" xlink:show="replace">ei12130@fe.up.pt</text:a>)</text:p>
      <text:p text:style-name="P14">José Pinto – 201203811 (<text:a xlink:href="mailto:ei12164@fe.up.pt" office:target-frame-name="_top" xlink:show="replace">ei12164@fe.up.pt</text:a>)</text:p>
      <text:p text:style-name="P15"/>
      <text:p text:style-name="P16"/>
      <text:p text:style-name="P17"/>
      <text:p text:style-name="P18"/>
      <text:p text:style-name="P19">5<text:s/>de Novembro 2015</text:p>
      <text:h text:style-name="Heading1" text:outline-level="1"/>
      <text:table-of-content text:name="_TOC6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Índice</text:p>
          <text:p text:style-name="Contents1"><text:a xlink:href="#__RefHeading___Toc637_2087489459" office:target-frame-name="_top" xlink:show="replace">Enunciado<text:tab/>3</text:a></text:p>
          <text:p text:style-name="Contents2"><text:a xlink:href="#__RefHeading___Toc639_2087489459" office:target-frame-name="_top" xlink:show="replace">Descrição do cenário<text:tab/>3</text:a></text:p>
          <text:p text:style-name="Contents2"><text:a xlink:href="#__RefHeading___Toc641_2087489459" office:target-frame-name="_top" xlink:show="replace">Objetivos do trabalho<text:tab/>3</text:a></text:p>
          <text:p text:style-name="Contents2"><text:a xlink:href="#__RefHeading___Toc643_2087489459" office:target-frame-name="_top" xlink:show="replace">Resultados esperados e forma de avaliação<text:tab/>3</text:a></text:p>
          <text:p text:style-name="Contents1"><text:a xlink:href="#__RefHeading___Toc645_2087489459" office:target-frame-name="_top" xlink:show="replace">Plataforma<text:tab/>4</text:a></text:p>
          <text:p text:style-name="Contents2"><text:a xlink:href="#__RefHeading___Toc647_2087489459" office:target-frame-name="_top" xlink:show="replace"><text:span text:style-name="T21">Repast Simphony</text:span></text:a><text:a xlink:href="#__RefHeading___Toc647_2087489459" office:target-frame-name="_top" xlink:show="replace"><text:s/>+<text:s/></text:a><text:a xlink:href="#__RefHeading___Toc647_2087489459" office:target-frame-name="_top" xlink:show="replace"><text:span text:style-name="T22">SAJaS</text:span></text:a><text:a xlink:href="#__RefHeading___Toc647_2087489459" office:target-frame-name="_top" xlink:show="replace"><text:s/>+<text:s/></text:a><text:a xlink:href="#__RefHeading___Toc647_2087489459" office:target-frame-name="_top" xlink:show="replace"><text:span text:style-name="T23">JADE</text:span></text:a><text:a xlink:href="#__RefHeading___Toc647_2087489459" office:target-frame-name="_top" xlink:show="replace"><text:tab/>4</text:a></text:p>
          <text:p text:style-name="Contents3"><text:a xlink:href="#__RefHeading___Toc649_2087489459" office:target-frame-name="_top" xlink:show="replace">Repast Simphony<text:tab/>4</text:a></text:p>
          <text:p text:style-name="Contents3"><text:a xlink:href="#__RefHeading___Toc651_2087489459" office:target-frame-name="_top" xlink:show="replace">SAJaS<text:tab/>4</text:a></text:p>
          <text:p text:style-name="Contents3"><text:a xlink:href="#__RefHeading___Toc653_2087489459" office:target-frame-name="_top" xlink:show="replace">JADE<text:tab/>4</text:a></text:p>
          <text:p text:style-name="Contents2"><text:a xlink:href="#__RefHeading___Toc655_2087489459" office:target-frame-name="_top" xlink:show="replace">Características principais<text:tab/>5</text:a></text:p>
          <text:p text:style-name="Contents2"><text:a xlink:href="#__RefHeading___Toc657_2087489459" office:target-frame-name="_top" xlink:show="replace">Funcionalidades relevantes para o trabalho<text:tab/>5</text:a></text:p>
          <text:p text:style-name="Contents1"><text:a xlink:href="#__RefHeading___Toc659_2087489459" office:target-frame-name="_top" xlink:show="replace">Especificação<text:tab/>6</text:a></text:p>
          <text:p text:style-name="Contents2"><text:a xlink:href="#__RefHeading___Toc661_2087489459" office:target-frame-name="_top" xlink:show="replace">Identificação e caracterização dos<text:s/>agentes<text:tab/>6</text:a></text:p>
          <text:p text:style-name="Contents3"><text:a xlink:href="#__RefHeading___Toc663_2087489459" office:target-frame-name="_top" xlink:show="replace">Arquitetura<text:tab/>6</text:a></text:p>
          <text:p text:style-name="Contents3"><text:a xlink:href="#__RefHeading___Toc665_2087489459" office:target-frame-name="_top" xlink:show="replace">Comportamentos<text:tab/>6</text:a></text:p>
          <text:p text:style-name="Contents2"><text:a xlink:href="#__RefHeading___Toc667_2087489459" office:target-frame-name="_top" xlink:show="replace">Protocolos de interação<text:tab/>7</text:a></text:p>
          <text:p text:style-name="Contents2"><text:a xlink:href="#__RefHeading___Toc669_2087489459" office:target-frame-name="_top" xlink:show="replace">Faseamento do projeto<text:tab/>9</text:a></text:p>
          <text:p text:style-name="Contents1"><text:a xlink:href="#__RefHeading___Toc671_2087489459" office:target-frame-name="_top" xlink:show="replace">Recursos<text:tab/>10</text:a></text:p>
          <text:p text:style-name="Contents2"><text:a xlink:href="#__RefHeading___Toc781_2087489459" office:target-frame-name="_top" xlink:show="replace">Bibliografia<text:tab/>10</text:a></text:p>
          <text:p text:style-name="Contents2"><text:a xlink:href="#__RefHeading___Toc675_2087489459" office:target-frame-name="_top" xlink:show="replace">Software<text:tab/>10</text:a></text:p>
        </text:index-body>
      </text:table-of-content>
      <text:p text:style-name="Textbody"/>
      <text:h text:style-name="P24" text:outline-level="1"><text:bookmark-start text:name="__RefHeading___Toc637_2087489459"/><text:soft-page-break/>Enunciado<text:bookmark-end text:name="__RefHeading___Toc637_2087489459"/></text:h>
      <text:h text:style-name="Heading2" text:outline-level="2"><text:bookmark-start text:name="__RefHeading___Toc639_2087489459"/>Descrição<text:s/>do cenário<text:bookmark-end text:name="__RefHeading___Toc639_2087489459"/></text:h>
      <text:p text:style-name="P25">O cenário proposto para este projeto consiste na criação de um sistema de agentes que aproximem um serviço de gestão de táxis.</text:p>
      <text:p text:style-name="P26">Neste cenário existem três<text:s/>tipos de agentes, o agente táxi, o agente passageiro e o agente central de táxis. Cada um tem os seus objetivos.</text:p>
      <text:p text:style-name="P27">No caso do agente táxi o seu principal objetivo é transportar passageiros e tentar lucrar o mais possível com isso (desperdiçar o menos possível de combustível e estar o menor tempo possível inativo). Para isso tem de tentar ocupar os seus lugares o melhor que conseguir, com isto em mente o táxi irá transportar vários passageiros cujo os pontos de origem e chegada sejam idênticos. No entanto durante as deslocações o táxi consome combustível, e sempre que necessário tem de abastecer no postos de gasolina existentes.</text:p>
      <text:p text:style-name="P28">O agente passageiro tem como principal objetivo chegar ao destino pretendido o mais depressa possível. Para isso tem de se deslocar ao ponto de paragem de táxis mais perto da sua localização e dai utilizar o serviço de táxis. Deve então escolher o primeiro táxi da fila. Contudo pode não haver táxi disponível, neste caso é necessário solicitar ao sistema um táxi.</text:p>
      <text:p text:style-name="P29">O agente central de táxis gere os pedidos de táxis por parte de passageiros nos pontos de paragem dos táxis.</text:p>
      <text:h text:style-name="Heading2" text:outline-level="2"><text:bookmark-start text:name="__RefHeading___Toc641_2087489459"/>Objetivos do trabalho <text:s text:c="2"/><text:bookmark-end text:name="__RefHeading___Toc641_2087489459"/></text:h>
      <text:p text:style-name="P30">Desenvolver um programa que simule o serviço de gestão de táxis e seus utilizadores (neste caso os táxis e os passageiros).</text:p>
      <text:p text:style-name="P31">Pretende-se que ambos<text:s/>os agentes sejam totalmente autónomos e que consigam obter o melhor comportamento face as necessidades dos mesmos.</text:p>
      <text:p text:style-name="P32">Existe também o objetivo de conseguir utilizar o melhor possível a plataforma utilizada e garantir a consistência de resultados, sendo para isso necessário existir uma comunicação sem falhas entre os agentes.</text:p>
      <text:h text:style-name="Heading2" text:outline-level="2"><text:bookmark-start text:name="__RefHeading___Toc643_2087489459"/>Resultados esperados e forma de avaliação<text:bookmark-end text:name="__RefHeading___Toc643_2087489459"/></text:h>
      <text:p text:style-name="P33">Com este trabalho espera se obter um programa capaz de simular corretamente o serviço de gestão de táxis, tal como o comportamento dos agentes envolvidos na simulação.</text:p>
      <text:p text:style-name="P34">Para avaliar os resultados iram ser utilizadas várias métricas para analisar o desempenho dos vários comportamentos. Para tal irá ser contabilizado o tempo de esperar dos passageiros, o tamanho das filas de espera dos passageiros, o tempo de espera dos táxis, a taxa de ocupação dos táxis e os lucros dos táxis.</text:p>
      <text:h text:style-name="P35" text:outline-level="1"><text:bookmark-start text:name="__RefHeading___Toc645_2087489459"/><text:soft-page-break/>Plataforma<text:bookmark-end text:name="__RefHeading___Toc645_2087489459"/></text:h>
      <text:h text:style-name="Heading2" text:outline-level="2"><text:bookmark-start text:name="__RefHeading___Toc647_2087489459"/><text:span text:style-name="T36">Repast Simphony</text:span><text:s/>+<text:s/><text:span text:style-name="T37">SAJaS</text:span><text:s/>+<text:s/><text:span text:style-name="T38">JADE</text:span><text:bookmark-end text:name="__RefHeading___Toc647_2087489459"/></text:h>
      <text:p text:style-name="P39">O<text:s/><text:span text:style-name="T40">Repast Simphony</text:span><text:s/>é um sistema de modelação e simulação de agentes rico em funcionalidades. Utilizando o<text:s/><text:span text:style-name="T41">SAJaS</text:span><text:s/>é possível integrar a biblioteca<text:s/><text:span text:style-name="T42">JADE</text:span><text:s/>no<text:s/><text:span text:style-name="T43">Repast Simphony</text:span><text:s/>obtendo assim uma plataforma solida de modelação de sistemas multi agentes.</text:p>
      <text:h text:style-name="P44" text:outline-level="3"><text:bookmark-start text:name="__RefHeading___Toc649_2087489459"/>Repast Simphony<text:bookmark-end text:name="__RefHeading___Toc649_2087489459"/></text:h>
      <text:p text:style-name="P45">O<text:s/><text:span text:style-name="T46">Repast Simphony</text:span><text:s/>é uma plataforma interativa e fácil de aprender baseado em<text:s/><text:span text:style-name="T47">Java</text:span><text:s/>que permite a criação de modelos de simulação. Utilizando o<text:s/><text:span text:style-name="T48">Repast</text:span><text:s/><text:span text:style-name="T49">Simphony</text:span><text:s/>deixa de ser necessário criar um ambiente de simulação de raiz, obtendo muito mais funcionalidades do que se fosse necessário implementar uma nova plataforma. Com isto ganha-se tempo para melhor implementar os agentes que são o foco deste trabalho.</text:p>
      <text:h text:style-name="P50" text:outline-level="3"><text:bookmark-start text:name="__RefHeading___Toc651_2087489459"/>SAJaS<text:bookmark-end text:name="__RefHeading___Toc651_2087489459"/></text:h>
      <text:p text:style-name="P51">O<text:s/><text:span text:style-name="T52">SAJaS</text:span><text:s/>permite integrar no<text:s/><text:span text:style-name="T53">Repast</text:span><text:s/><text:span text:style-name="T54">Simphony</text:span><text:s/>a plataforma<text:s/><text:span text:style-name="T55">JADE</text:span>. Assim é possível utilizar as facilidades de sistema multi-agente presentes no<text:s/><text:span text:style-name="T56">JADE</text:span><text:s/>com o ambiente de simulação do<text:s/><text:span text:style-name="T57">Repast</text:span><text:s/><text:span text:style-name="T58">Simphony</text:span>.</text:p>
      <text:h text:style-name="P59" text:outline-level="3"><text:bookmark-start text:name="__RefHeading___Toc653_2087489459"/>JADE<text:bookmark-end text:name="__RefHeading___Toc653_2087489459"/></text:h>
      <text:p text:style-name="P60">A plataforma<text:s/><text:span text:style-name="T61">JADE</text:span><text:s/>é uma plataforma que ajuda ao desenvolvimento e implementação de agentes que seguem as normas definidas pela<text:s/><text:span text:style-name="T62">FIPA</text:span><text:s/>(<text:span text:style-name="T63">Foundation</text:span><text:s/><text:span text:style-name="T64">for</text:span><text:s/><text:span text:style-name="T65">Intelligent</text:span><text:s/><text:span text:style-name="T66">Physical</text:span><text:s/><text:span text:style-name="T67">Agents</text:span>) para a criação de sistemas multi-agente.</text:p>
      <text:p text:style-name="P68">Para tal o<text:s/><text:span text:style-name="T69">JADE</text:span><text:s/>disponibiliza um serviço de gestão de agentes, o<text:s/><text:span text:style-name="T70">AMS</text:span><text:s/>(<text:span text:style-name="T71">Agent</text:span><text:s/><text:span text:style-name="T72">Management</text:span><text:s/><text:span text:style-name="T73">System</text:span>) que lida com os acessos e utilizações dos agentes. Mantém também uma base de dados de agentes atribuindo um<text:s/><text:span text:style-name="T74">Agent</text:span><text:s/><text:span text:style-name="T75">ID</text:span><text:s/>a cada agente que é adicionado a plataforma.</text:p>
      <text:p text:style-name="P76">O<text:s/><text:span text:style-name="T77">JADE</text:span><text:s/>ainda possui um serviço de páginas amarelas, o<text:s/><text:span text:style-name="T78">DF</text:span><text:s/>(<text:span text:style-name="T79">Directory</text:span><text:s/><text:span text:style-name="T80">Facili</text:span><text:span text:style-name="T81">tator</text:span>), onde os agentes podem registar os seus serviços e procurar serviços fornecidos por outros agentes do mesmo sistema.</text:p>
      <text:p text:style-name="P82">Para a comunicação entre agentes o<text:s/><text:span text:style-name="T83">JADE</text:span><text:s/>disponibiliza o<text:s/><text:span text:style-name="T84">MTS</text:span><text:s/>(<text:span text:style-name="T85">Message</text:span><text:s/><text:span text:style-name="T86">Transport</text:span><text:s/><text:span text:style-name="T87">Service</text:span>) que gere a transmissão de mensagens entre agentes. As mensagens são criadas de acordo com o<text:s/><text:span text:style-name="T88">ACL</text:span><text:s/>(<text:span text:style-name="T89">Agent</text:span><text:s/><text:span text:style-name="T90">Communication</text:span><text:s/><text:span text:style-name="T91">Language</text:span>).</text:p>
      <text:p text:style-name="Textbody"/>
      <text:h text:style-name="P92" text:outline-level="2"><text:bookmark-start text:name="__RefHeading___Toc655_2087489459"/><text:soft-page-break/>Características principais<text:bookmark-end text:name="__RefHeading___Toc655_2087489459"/></text:h>
      <text:p text:style-name="P93">A plataforma do<text:s/><text:span text:style-name="T94">Respast</text:span><text:s/><text:span text:style-name="T95">Simphony</text:span><text:s/>tem como principais caraterísticas:</text:p>
      <text:list text:style-name="LFO1" text:continue-numbering="true">
        <text:list-item>
          <text:p text:style-name="P96">Ambiente gráfico de simulação</text:p>
        </text:list-item>
        <text:list-item>
          <text:p text:style-name="P97">Agregação de estatísticas</text:p>
        </text:list-item>
        <text:list-item>
          <text:p text:style-name="P98">Possibilidade de facilmente correr a simulação com parâmetros diferentes e de fazer<text:s/><text:span text:style-name="T99">stepping</text:span><text:s/>à mesma</text:p>
        </text:list-item>
      </text:list>
      <text:p text:style-name="P100">A biblioteca<text:s/><text:span text:style-name="T101">SAJaS</text:span><text:s/>tem como caraterística principal integrar o<text:s/><text:span text:style-name="T102">JADE</text:span><text:s/>no<text:s/><text:span text:style-name="T103">Repast</text:span><text:s/><text:span text:style-name="T104">Simphony</text:span><text:s/>de maneira transparente. Facilita também o registo dos agentes e da gestão do<text:s/><text:span text:style-name="T105">containe</text:span><text:span text:style-name="T106">r</text:span><text:s/>dos mesmos.</text:p>
      <text:p text:style-name="P107">A<text:s/><text:span text:style-name="T108">framework</text:span><text:s/><text:span text:style-name="T109">JADE</text:span><text:s/>tem como principais caraterísticas:</text:p>
      <text:list text:style-name="LFO2" text:continue-numbering="true">
        <text:list-item>
          <text:p text:style-name="P110">Facilidade de programação dos agentes, visto ser feito em<text:s/><text:span text:style-name="T111">Java</text:span></text:p>
        </text:list-item>
        <text:list-item>
          <text:p text:style-name="P112">A possibilidade de distribuir os agentes por várias<text:s/>máquinas<text:s/>para simulações mais pesadas</text:p>
        </text:list-item>
        <text:list-item>
          <text:p text:style-name="P113">A utilização de mensagens estruturadas (Mensagens<text:s/><text:span text:style-name="T114">ACL</text:span>)</text:p>
        </text:list-item>
        <text:list-item>
          <text:p text:style-name="P115">Facilidade de descobrimento de agentes (Serviço de páginas amarelas<text:s/><text:span text:style-name="T116">DF</text:span>)</text:p>
        </text:list-item>
        <text:list-item>
          <text:p text:style-name="P117">Facilidade da definição de diversos tipos comportamentos</text:p>
        </text:list-item>
      </text:list>
      <text:h text:style-name="Heading2" text:outline-level="2"><text:bookmark-start text:name="__RefHeading___Toc657_2087489459"/>Funcionalidades relevantes para o trabalho<text:bookmark-end text:name="__RefHeading___Toc657_2087489459"/></text:h>
      <text:p text:style-name="P118">Praticamente todas as caraterísticas principais são de extrema importância para este projeto, excluindo as funcionalidades nativas de agentes do<text:s/><text:span text:style-name="T119">Repast</text:span><text:s/><text:span text:style-name="T120">Simphony</text:span><text:s/>que não iram ser utilizadas pois serão fornecidas pelo<text:s/><text:span text:style-name="T121">JADE</text:span><text:s/>em conjunto com o<text:s/><text:span text:style-name="T122">SAJaS</text:span>.</text:p>
      <text:p text:style-name="P123">Assim em resumo as funcionalidades mais importantes são: a facilidade de criação de agentes e comportamentos combinada com a facilidade de comunicação entre agentes do<text:s/><text:span text:style-name="T124">JADE</text:span>, a componente de simulação do<text:s/><text:span text:style-name="T125">Repast</text:span><text:s/><text:span text:style-name="T126">Simphony</text:span><text:s/>e a facilidade da integração do<text:s/><text:span text:style-name="T127">JADE</text:span><text:s/>com o<text:s/><text:span text:style-name="T128">Repast</text:span><text:s/><text:span text:style-name="T129">Simphony</text:span><text:s/>através da biblioteca<text:s/><text:span text:style-name="T130">SAJaS</text:span>.</text:p>
      <text:h text:style-name="P131" text:outline-level="1"><text:bookmark-start text:name="__RefHeading___Toc659_2087489459"/><text:soft-page-break/>Especificação<text:bookmark-end text:name="__RefHeading___Toc659_2087489459"/></text:h>
      <text:h text:style-name="Heading2" text:outline-level="2"><text:bookmark-start text:name="__RefHeading___Toc661_2087489459"/>Identificação e caracterização dos agentes<text:bookmark-end text:name="__RefHeading___Toc661_2087489459"/></text:h>
      <text:h text:style-name="Heading3" text:outline-level="3"><text:bookmark-start text:name="__RefHeading___Toc663_2087489459"/>Arquitetura<text:bookmark-end text:name="__RefHeading___Toc663_2087489459"/></text:h>
      <text:p text:style-name="P132">A arquitetura do sistema é dividida em duas camadas. A camada da gestão da simulação e a camada dos agentes.</text:p>
      <text:p text:style-name="P133">Na camada de simulação temos a componente de carregamento do mapa utilizado pelos táxis e passageiros, a inicialização de todos os componentes do sistema (componente gráfica, inicialização do<text:s/><text:span text:style-name="T134">JADE</text:span><text:s/>e criação de agentes).</text:p>
      <text:p text:style-name="P135">Na camada dos agentes temos os<text:s/>agentes e os seus respetivos comportamentos. Separando por hierarquia temos:</text:p>
      <text:list text:style-name="LFO3" text:continue-numbering="true">
        <text:list-item>
          <text:p text:style-name="P136">Agente</text:p>
        </text:list-item>
      </text:list>
      <text:list text:style-name="LFO4" text:continue-numbering="true">
        <text:list-item>
          <text:list>
            <text:list-item>
              <text:p text:style-name="P137">Central de Táxis<text:s/><text:span text:style-name="T138">(CHANGE</text:span><text:span text:style-name="T139"><text:s/>sub-section de um agente generico</text:span><text:span text:style-name="T140">)</text:span></text:p>
            </text:list-item>
            <text:list-item>
              <text:p text:style-name="P141">Agente Móvel Genérico</text:p>
              <text:list text:continue-numbering="true">
                <text:list-item>
                  <text:p text:style-name="P142">Agente Táxi</text:p>
                </text:list-item>
                <text:list-item>
                  <text:p text:style-name="P143">Agente Passageiro</text:p>
                </text:list-item>
              </text:list>
            </text:list-item>
          </text:list>
        </text:list-item>
        <text:list-item>
          <text:p text:style-name="P144">Comportamento</text:p>
          <text:list text:continue-numbering="true">
            <text:list-item>
              <text:p text:style-name="P145">Comportamentos Táxi</text:p>
            </text:list-item>
            <text:list-item>
              <text:p text:style-name="P146">Comportamentos Passageiro</text:p>
            </text:list-item>
          </text:list>
        </text:list-item>
      </text:list>
      <text:h text:style-name="Heading3" text:outline-level="3"><text:bookmark-start text:name="__RefHeading___Toc665_2087489459"/>Comportamentos<text:bookmark-end text:name="__RefHeading___Toc665_2087489459"/></text:h>
      <text:p text:style-name="P147">O Táxi tem os seguintes comportamentos definidos:</text:p>
      <text:list text:style-name="LFO5" text:continue-numbering="true">
        <text:list-item>
          <text:p text:style-name="P148">Possui um ponto de paragem, o qual pode ser fixo ou ser trocado pela central de táxis se for mais conveniente (ponto de maior afluência de passageiros por exemplo)</text:p>
        </text:list-item>
        <text:list-item>
          <text:p text:style-name="P149">Pode em transito recolher um passageiro se está livre, senão solicita<text:s/>um táxi a central de táxis</text:p>
        </text:list-item>
        <text:list-item>
          <text:p text:style-name="P150">Se estiver a ficar sem combustível dirige-se a bomba de gasolina mais próxima</text:p>
        </text:list-item>
      </text:list>
      <text:p text:style-name="P151">O Passageiro tem os seguintes comportamentos definidos:</text:p>
      <text:list text:style-name="LFO6" text:continue-numbering="true">
        <text:list-item>
          <text:p text:style-name="P152">Desloca-se a pé para o ponto de paragem de táxi mais próximo.</text:p>
        </text:list-item>
        <text:list-item>
          <text:p text:style-name="P153">Quando está num ponto de paragem<text:s/>de táxis entra no primeiro táxi da fila, se não existir um táxi disponível na fila é solicitado um táxi a central dos táxis</text:p>
        </text:list-item>
      </text:list>
      <text:h text:style-name="Heading2" text:outline-level="2"><text:bookmark-start text:name="__RefHeading___Toc667_2087489459"/>Protocolos de interação<text:bookmark-end text:name="__RefHeading___Toc667_2087489459"/></text:h>
      <text:p text:style-name="P154">A interação entre os diversos agentes irá ser feita recorrendo as mensagens<text:s/><text:span text:style-name="T155">ACL</text:span><text:s/>como escrito<text:s/><text:soft-page-break/>anteriormente.<text:s/>Existem varias mensagens possíveis:</text:p>
      <table:table table:style-name="Table156">
        <table:table-columns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 table:number-columns-spanned="2">
            <text:p text:style-name="P161">De: Central De Táxis → Destino: Táxi</text:p>
          </table:table-cell>
          <table:covered-table-cell/>
        </table:table-row>
        <table:table-row table:style-name="TableRow162">
          <table:table-cell table:style-name="TableCell163">
            <text:p text:style-name="P164">Tipo: Pedido</text:p>
            <text:p text:style-name="P165">Formato: Localização</text:p>
          </table:table-cell>
          <table:table-cell table:style-name="TableCell166">
            <text:p text:style-name="P167">Descrição: Pede a um táxi<text:s/>para comparecer numa determinada paragem de táxis para transportar um ou mais passageiros.</text:p>
          </table:table-cell>
        </table:table-row>
      </table:table>
      <text:p text:style-name="P168"/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 table:number-columns-spanned="2">
            <text:p text:style-name="P174">De: Táxi → Destino: <text:s/>Central De Táxis</text:p>
          </table:table-cell>
          <table:covered-table-cell/>
        </table:table-row>
        <table:table-row table:style-name="TableRow175">
          <table:table-cell table:style-name="TableCell176">
            <text:p text:style-name="P177">Tipo: Resposta</text:p>
            <text:p text:style-name="P178">Formato: Booleano</text:p>
          </table:table-cell>
          <table:table-cell table:style-name="TableCell179">
            <text:p text:style-name="P180">Descrição: Responde se pode ou não responder ao pedido.</text:p>
          </table:table-cell>
        </table:table-row>
      </table:table>
      <text:p text:style-name="P181"/>
      <table:table table:style-name="Table182">
        <table:table-columns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 table:number-columns-spanned="2">
            <text:p text:style-name="P187">De: Táxi<text:s/>→ Destino: Central De Táxis</text:p>
          </table:table-cell>
          <table:covered-table-cell/>
        </table:table-row>
        <table:table-row table:style-name="TableRow188">
          <table:table-cell table:style-name="TableCell189">
            <text:p text:style-name="P190">Tipo: Pedido</text:p>
            <text:p text:style-name="P191">Formato: Localização</text:p>
          </table:table-cell>
          <table:table-cell table:style-name="TableCell192">
            <text:p text:style-name="P193">Descrição: Pede à central de táxis para enviar<text:s/>um táxi para uma determinada paragem de táxis para transportar um ou mais passageiros.</text:p>
          </table:table-cell>
        </table:table-row>
      </table:table>
      <text:p text:style-name="P194"/>
      <table:table table:style-name="Table195">
        <table:table-columns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columns-spanned="2">
            <text:p text:style-name="P200">De: Passageiro<text:s/>→ Destino: Central de Táxis</text:p>
          </table:table-cell>
          <table:covered-table-cell/>
        </table:table-row>
        <table:table-row table:style-name="TableRow201">
          <table:table-cell table:style-name="TableCell202">
            <text:p text:style-name="P203">Tipo: Pedido</text:p>
            <text:p text:style-name="P204">Formato: Localização</text:p>
          </table:table-cell>
          <table:table-cell table:style-name="TableCell205">
            <text:p text:style-name="P206">Descrição: Pede à central de táxis para enviar um táxi para uma determinada paragem de táxis.</text:p>
          </table:table-cell>
        </table:table-row>
      </table:table>
      <text:p text:style-name="P207"/>
      <table:table table:style-name="Table208">
        <table:table-columns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 table:number-columns-spanned="2">
            <text:p text:style-name="P213">De: Passageiro → Destino: Táxi</text:p>
          </table:table-cell>
          <table:covered-table-cell/>
        </table:table-row>
        <table:table-row table:style-name="TableRow214">
          <table:table-cell table:style-name="TableCell215">
            <text:p text:style-name="P216">Tipo: Pedido</text:p>
            <text:p text:style-name="P217">Formato: Localização</text:p>
          </table:table-cell>
          <table:table-cell table:style-name="TableCell218">
            <text:p text:style-name="P219">Descrição: Pede a um táxi<text:s/>para efetuar o transporte para o destino pretendido.</text:p>
          </table:table-cell>
        </table:table-row>
      </table:table>
      <text:p text:style-name="P220"/>
      <table:table table:style-name="Table221">
        <table:table-columns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 table:number-columns-spanned="2">
            <text:p text:style-name="P226">De: Táxi → Destino: Passageiro</text:p>
          </table:table-cell>
          <table:covered-table-cell/>
        </table:table-row>
        <table:table-row table:style-name="TableRow227">
          <table:table-cell table:style-name="TableCell228">
            <text:p text:style-name="P229">Tipo: Resposta</text:p>
            <text:p text:style-name="P230">Formato: Booleano</text:p>
          </table:table-cell>
          <table:table-cell table:style-name="TableCell231">
            <text:p text:style-name="P232">Descrição: Responde afirmativamente se poder efetuar a viagem ao destino.</text:p>
          </table:table-cell>
        </table:table-row>
      </table:table>
      <text:p text:style-name="P233"/>
      <text:p text:style-name="P234"/>
      <table:table table:style-name="Table235">
        <table:table-columns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 table:number-columns-spanned="2">
            <text:p text:style-name="P240">De: Táxi<text:s/>-&gt; Destino: Passageiro</text:p>
          </table:table-cell>
          <table:covered-table-cell/>
        </table:table-row>
        <table:table-row table:style-name="TableRow241">
          <table:table-cell table:style-name="TableCell242">
            <text:p text:style-name="P243">Tipo: Pedido</text:p>
            <text:p text:style-name="P244">Formato: Localização</text:p>
          </table:table-cell>
          <table:table-cell table:style-name="TableCell245">
            <text:p text:style-name="P246">Descrição: Pede aos passageiros da sua paragem de táxis quais os que partilham o destino do(s) actual(is) passageiros presentes no táxi.</text:p>
          </table:table-cell>
        </table:table-row>
      </table:table>
      <text:p text:style-name="P247"/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 table:number-columns-spanned="2">
            <text:p text:style-name="P253">De: Passageiro -&gt; Destino: <text:s/>Táxi</text:p>
          </table:table-cell>
          <table:covered-table-cell/>
        </table:table-row>
        <table:table-row table:style-name="TableRow254">
          <table:table-cell table:style-name="TableCell255">
            <text:p text:style-name="P256">Tipo: Resposta</text:p>
            <text:p text:style-name="P257">Formato:<text:s/>Booleano</text:p>
          </table:table-cell>
          <table:table-cell table:style-name="TableCell258">
            <text:p text:style-name="P259">Descrição: Responde afirmativamente ou não dependendo se partilha o destino recebido.</text:p>
          </table:table-cell>
        </table:table-row>
      </table:table>
      <text:p text:style-name="P260"/>
      <table:table table:style-name="Table261">
        <table:table-columns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 table:number-columns-spanned="2">
            <text:p text:style-name="P266">De: Táxi -&gt; Destino: Central de Táxis</text:p>
          </table:table-cell>
          <table:covered-table-cell/>
        </table:table-row>
        <table:table-row table:style-name="TableRow267">
          <table:table-cell table:style-name="TableCell268">
            <text:p text:style-name="P269">Tipo: Pedido</text:p>
            <text:p text:style-name="P270">Formato: Localização</text:p>
          </table:table-cell>
          <table:table-cell table:style-name="TableCell271">
            <text:p text:style-name="P272">Descrição: Pede a central qual é o seu destino depois de entregar os passageiros.</text:p>
          </table:table-cell>
        </table:table-row>
      </table:table>
      <text:p text:style-name="P273"/>
      <table:table table:style-name="Table274">
        <table:table-columns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 table:number-columns-spanned="2">
            <text:p text:style-name="P279">De: Central de Táxis -&gt; Destino: Táxi</text:p>
          </table:table-cell>
          <table:covered-table-cell/>
        </table:table-row>
        <table:table-row table:style-name="TableRow280">
          <table:table-cell table:style-name="TableCell281">
            <text:p text:style-name="P282">Tipo: Pedido</text:p>
            <text:p text:style-name="P283">Formato: Localização</text:p>
          </table:table-cell>
          <table:table-cell table:style-name="TableCell284">
            <text:p text:style-name="P285">Descrição: Envia o destino ao Táxi.</text:p>
          </table:table-cell>
        </table:table-row>
      </table:table>
      <text:h text:style-name="P286" text:outline-level="2"/>
      <text:h text:style-name="P287" text:outline-level="2"><text:bookmark-start text:name="__RefHeading___Toc669_2087489459"/><text:soft-page-break/>Faseamento do projeto<text:bookmark-end text:name="__RefHeading___Toc669_2087489459"/></text:h>
      <text:p text:style-name="P288">De acordo com as necessidades do projeto foi definido um planeamento algo simples para facilitar o desenvolvimento do mesmo.</text:p>
      <text:list text:style-name="LFO7" text:continue-numbering="true">
        <text:list-item>
          <text:p text:style-name="P289">Familiarização com as 3 ferramentas a utilizar.</text:p>
        </text:list-item>
        <text:list-item>
          <text:p text:style-name="P290">Integração das 3 ferramentas e testes iniciais.</text:p>
        </text:list-item>
        <text:list-item>
          <text:p text:style-name="P291">Criação do esqueleto do programa (Agentes, Comportamentos e classes auxiliares).</text:p>
        </text:list-item>
        <text:list-item>
          <text:p text:style-name="P292">Fazer a ligação dos agentes a componente gráfica do<text:s/><text:span text:style-name="T293">Repast</text:span><text:s/><text:span text:style-name="T294">Simphony</text:span>.</text:p>
        </text:list-item>
        <text:list-item>
          <text:p text:style-name="P295">Desenvolver os agentes.</text:p>
        </text:list-item>
        <text:list-item>
          <text:p text:style-name="P296">Implementar a comunicação entre agentes recorrendo ao<text:s/><text:span text:style-name="T297">MTS</text:span><text:s/>do<text:s/><text:span text:style-name="T298">JADE</text:span>.</text:p>
        </text:list-item>
        <text:list-item>
          <text:p text:style-name="P299">Deteção de agentes pelos próprios (Ex: O agente Passageiro comunicar com o agente Táxi)</text:p>
        </text:list-item>
        <text:list-item>
          <text:p text:style-name="P300">Testar programa.</text:p>
        </text:list-item>
        <text:list-item>
          <text:p text:style-name="P301">Adicionar parâmetros de input para o utilizador manipular a simulação.</text:p>
        </text:list-item>
        <text:list-item>
          <text:p text:style-name="P302">Agrupamento de resultados e estatísticas para avaliar o desempenho do sistema criado.</text:p>
        </text:list-item>
      </text:list>
      <text:p text:style-name="P303"/>
      <text:p text:style-name="P304">Neste momento a atual tarefa é a 5, tendo assim as tarefas anteriores terem sido concluídas com sucesso. Concluímos que ainda falta desenvolver<text:s/>cerca de 60% do projeto para este ser dado como completo.</text:p>
      <text:h text:style-name="P305" text:outline-level="1"><text:bookmark-start text:name="__RefHeading___Toc671_2087489459"/><text:soft-page-break/>Recursos<text:bookmark-end text:name="__RefHeading___Toc671_2087489459"/></text:h>
      <text:h text:style-name="Heading2" text:outline-level="2"><text:bookmark-start text:name="__RefHeading___Toc781_2087489459"/>Bibliografia<text:bookmark-end text:name="__RefHeading___Toc781_2087489459"/></text:h>
      <text:list text:style-name="LFO8" text:continue-numbering="true">
        <text:list-item>
          <text:p text:style-name="P306"><text:span text:style-name="T307">JADE v4.3.3 API Documentation</text:span>,<text:s/><text:a xlink:href="http://jade.tilab.com/doc/api/" office:target-frame-name="_top" xlink:show="replace">http://jade.tilab.com/doc/api/</text:a>.</text:p>
        </text:list-item>
        <text:list-item>
          <text:p text:style-name="P308"><text:span text:style-name="T309">Simple API for JADE-based Simulations (SAJaS) Documentation</text:span>,<text:s/><text:a xlink:href="https://web.fe.up.pt/~hlc/doku.php?id=sajas" office:target-frame-name="_top" xlink:show="replace">https://web.fe.up.pt/~hlc/doku.php?id=sajas</text:a></text:p>
        </text:list-item>
        <text:list-item>
          <text:p text:style-name="P310"><text:span text:style-name="T311">Repast Suite Documentation</text:span><text:span text:style-name="T312">,</text:span><text:a xlink:href="http://repast.sourceforge.net/docs.php" office:target-frame-name="_top" xlink:show="replace"><text:span text:style-name="T313">http://repast.sourceforge.net/docs.php</text:span></text:a></text:p>
        </text:list-item>
      </text:list>
      <text:h text:style-name="Heading2" text:outline-level="2"><text:bookmark-start text:name="__RefHeading___Toc675_2087489459"/>Software<text:bookmark-end text:name="__RefHeading___Toc675_2087489459"/></text:h>
      <text:list text:style-name="LFO9" text:continue-numbering="true">
        <text:list-item>
          <text:p text:style-name="P314"><text:span text:style-name="T315">Java Software Developmen</text:span><text:span text:style-name="T316">t Toolkit 8</text:span><text:span text:style-name="T317">,<text:s/></text:span><text:span text:style-name="T318">Oracle</text:span><text:span text:style-name="T319">,<text:s/></text:span><text:a xlink:href="http://www.oracle.com/technetwork/java/index.html" office:target-frame-name="_top" xlink:show="replace"><text:span text:style-name="T320">http://www.oracle.com/technetwork/java/index.html</text:span></text:a></text:p>
        </text:list-item>
        <text:list-item>
          <text:p text:style-name="P321"><text:span text:style-name="T322">Eclipse Mars</text:span><text:s/>integrado com<text:s/><text:span text:style-name="T323">Repast Simphony</text:span>,<text:s/><text:span text:style-name="T324">SAJaS</text:span><text:s/>e<text:s/><text:span text:style-name="T325">JADE</text:span></text:p>
          <text:list text:continue-numbering="true">
            <text:list-item>
              <text:p text:style-name="P326"><text:span text:style-name="T327">Repast Simphony 2.3.1, The Repast Development Team</text:span><text:span text:style-name="T328">,<text:s/></text:span><text:a xlink:href="http://repast.sourceforge.net/" office:target-frame-name="_top" xlink:show="replace"><text:span text:style-name="T329">http://repast.sourceforge.net/</text:span></text:a></text:p>
            </text:list-item>
            <text:list-item>
              <text:p text:style-name="P330"><text:span text:style-name="T331">SAJaS 0.91b, Henrique Lopes Cardoso</text:span>,<text:s/><text:a xlink:href="http://paginas.fe.up.pt/~hlc/doku.php?id=start" office:target-frame-name="_top" xlink:show="replace">http://paginas.fe.up.pt/~hlc/doku.php?id=start</text:a></text:p>
            </text:list-item>
            <text:list-item>
              <text:p text:style-name="P332"><text:span text:style-name="T333">JAVA Agent DEvelopment Framework</text:span><text:span text:style-name="T334">,<text:s/></text:span><text:span text:style-name="T335">Tel</text:span><text:span text:style-name="T336">ecom Italia Lab</text:span><text:span text:style-name="T337">,<text:s/></text:span><text:a xlink:href="http://jade.tilab.com/" office:target-frame-name="_top" xlink:show="replace"><text:span text:style-name="T338">http://jade.tilab.com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 style:auto-update="true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2" style:parent-style-name="Footer" style:family="paragraph">
      <style:paragraph-properties fo:text-align="center"/>
    </style:style>
    <style:style style:name="P3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9</text:page-number></text:p>
      </style:footer>
      <style:footer-left>
        <text:p text:style-name="P3"><text:page-number text:fixed="false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é Pedro Vieira de Carvalho Pinto</dc:creator>
    <meta:creation-date>2015-11-05T16:37:00Z</meta:creation-date>
    <dc:date>2015-12-12T19:43:00Z</dc:date>
    <meta:template xlink:href="Normal.dotm" xlink:type="simple"/>
    <meta:editing-cycles>112</meta:editing-cycles>
    <meta:editing-duration>PT15780S</meta:editing-duration>
    <meta:document-statistic meta:page-count="10" meta:paragraph-count="25" meta:word-count="1915" meta:character-count="12812" meta:row-count="91" meta:non-whitespace-character-count="10922"/>
  </office:meta>
</office:document-meta>
</file>